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69</text:p>
          <text:p text:style-name="Contents_20_1">Chapter 15<text:tab/>Commercial Support and Contact Information <text:s text:c="2"/><text:tab/>70</text:p>
          <text:p text:style-name="Contents_20_1">Chapter 16<text:tab/>GNU Free Documentation License <text:s text:c="2"/><text:tab/>71</text:p>
        </text:index-body>
      </text:table-of-content>
      <text:p text:style-name="Standard"/>
      <text:list xml:id="list313841390"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07616229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759812149"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032468720"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841354819"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789138102"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425556624" text:continue-list="list841354819"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10059175"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18656362"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420401656"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76879301"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868278044"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598128260"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97113833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447964581" text:style-name="L2">
        <text:list-header>
          <text:p text:style-name="P28">❏<text:tab/>linkUp/linkDown</text:p>
        </text:list-header>
      </text:list>
      <text:p text:style-name="Text_20_body">Don't forget to update the startup config !</text:p>
      <text:p text:style-name="Text_20_body"/>
      <text:list xml:id="list853640649" text:continue-list="list971138330"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755071322" text:continue-list="list447964581"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603262848" text:continue-list="list85364064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36881296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602138437"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798190112" text:continue-list="list1755071322"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451293692" text:continue-list="list1602138437"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935769426" text:continue-list="list1798190112" text:style-name="L2">
        <text:list-header>
          <text:p text:style-name="P28">❏<text:tab/>linkUp/linkDown</text:p>
        </text:list-header>
      </text:list>
      <text:p text:style-name="Text_20_body">Don't forget to update the startup config !</text:p>
      <text:p text:style-name="Heading_20_3"/>
      <text:list xml:id="list2054419918" text:continue-list="list45129369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200930899" text:continue-list="list1935769426"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801750526" text:continue-list="list2054419918"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61629674" text:continue-list="list1200930899"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898046649" text:continue-list="list180175052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555382744"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954272663"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65319536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918469787" text:continue-list="list161629674" text:style-name="L2">
        <text:list-header>
          <text:p text:style-name="P28">❏<text:tab/>linkUp/linkDown</text:p>
        </text:list-header>
      </text:list>
      <text:p text:style-name="Text_20_body">Don't forget to update the startup config !</text:p>
      <text:p text:style-name="Heading_20_3"/>
      <text:list xml:id="list416701012" text:continue-list="list165319536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357181356" text:continue-list="list918469787"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737702466" text:continue-list="list416701012"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94969747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274359325"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1110209283"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756939784"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794248977"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5934624"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139135873" text:continue-list="list794248977"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1574721412"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240328623" text:continue-list="list213913587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386850871"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177034967"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762263391" text:continue-numbering="true" text:style-name="Outline">
        <text:list-item>
          <text:list>
            <text:list-item>
              <text:h text:style-name="Heading_20_2" text:outline-level="2">Database</text:h>
            </text:list-item>
          </text:list>
        </text:list-item>
      </text:list>
      <text:list xml:id="list1017193995"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73798652" text:continue-list="list176226339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043325384"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77319667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25048337"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500363846" text:continue-list="list77319667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711281332"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024127256" text:continue-list="list500363846" text:style-name="Outline">
        <text:list-item>
          <text:h text:style-name="Heading_20_1" text:outline-level="1">Additional Softwares</text:h>
        </text:list-item>
      </text:list>
      <text:p text:style-name="Standard"/>
      <text:list xml:id="list1025785004"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177289651"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54791507"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99049330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88265797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text:soft-page-break/></text:p>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ext:soft-page-break/>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text:soft-page-break/>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text:soft-page-break/>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ext:soft-page-break/>[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text:soft-page-break/></text:p>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61589243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40354816"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3409804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8T08:16:04</dc:date>
    <meta:editing-cycles>649</meta:editing-cycles>
    <meta:editing-duration>PT300H28M38S</meta:editing-duration>
    <meta:document-statistic meta:table-count="1" meta:image-count="6" meta:object-count="0" meta:page-count="73" meta:paragraph-count="1194" meta:word-count="9683" meta:character-count="68519"/>
    <meta:user-defined meta:name="Info 1"/>
    <meta:user-defined meta:name="Info 2"/>
    <meta:user-defined meta:name="Info 3"/>
    <meta:user-defined meta:name="Info 4"/>
  </office:meta>
</office:document-meta>
</file>